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fo:font-weight="bold" style:font-weight-asian="bold" style:font-weight-complex="bold"/>
    </style:style>
    <style:style style:name="P3" style:family="paragraph" style:parent-style-name="Standard"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ourier New" fo:font-size="11pt" style:font-size-asian="11pt" style:font-size-complex="11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style:font-name="Times New Roman" fo:font-weight="normal" style:font-weight-asian="normal" style:font-weight-complex="normal"/>
    </style:style>
    <style:style style:name="P8" style:family="paragraph" style:parent-style-name="Standard"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Times New Roman" style:text-underline-style="solid" style:text-underline-width="auto" style:text-underline-color="font-color"/>
    </style:style>
    <style:style style:name="T12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position="super 58%" style:font-name="Times New Roman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color="#00ae00"/>
    </style:style>
    <style:style style:name="T17" style:family="text">
      <style:text-properties fo:color="#b80047"/>
    </style:style>
    <style:style style:name="T18" style:family="text">
      <style:text-properties fo:color="#0099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bel/Sequence.h</text:h>
      <text:p text:style-name="Standard"/>
      <text:p text:style-name="Standard"><text:span text:style-name="T2">Sequence</text:span> is a code-design pattern helper for linear sequences. <text:s/>It's useful for creating hard coded animations in a frame limited game engine. <text:s/>The contents of a frame may change, but it's frame timings are consistent. <text:s/>The point of this class is to simplify the overall code used and the readability of <text:s/>hard-coded canned animation sequences that occur over multiple frames.</text:p>
      <text:p text:style-name="Standard"/>
      <text:p text:style-name="Standard"/>
      <text:p text:style-name="Standard">To use <text:span text:style-name="T2">Sequence</text:span>, first include <text:span text:style-name="T1">Sequence.h</text:span> (or <text:span text:style-name="T1">Rebel.h</text:span><text:span text:style-name="T14"> if using the Rebel Library)</text:span>. <text:s/>This is a standardized pattern (by <text:span text:style-name="T1">Mike Kasprzak</text:span>), with many game polishing uses.</text:p>
      <text:p text:style-name="Standard"/>
      <text:p text:style-name="Standard">Next, create an instance of a <text:span text:style-name="T2">Sequence</text:span> given an appropriate name.</text:p>
      <text:p text:style-name="Standard"/>
      <text:p text:style-name="P4">cSequence IntroSeq;</text:p>
      <text:p text:style-name="Standard"/>
      <text:p text:style-name="Standard">By <text:span text:style-name="T4">default</text:span>, a <text:span text:style-name="T2">Sequence</text:span> is <text:span text:style-name="T5">inactive</text:span>. <text:s/>You need to explicitly activate a sequence to play it.</text:p>
      <text:p text:style-name="Standard"/>
      <text:p text:style-name="P4">IntroSeq.Activate();</text:p>
      <text:p text:style-name="Standard"/>
      <text:p text:style-name="Standard">Now, when the <text:span text:style-name="T2">Sequence Body</text:span> code is hit, the <text:span text:style-name="T2">Sequence</text:span> will start. <text:s/>By <text:span text:style-name="T4">not</text:span> calling <text:span text:style-name="T1">Activate</text:span>, a <text:span text:style-name="T2">Sequence Body</text:span> will do nothing.</text:p>
      <text:p text:style-name="Standard"/>
      <text:p text:style-name="Standard">It's safe to call <text:span text:style-name="T1">Activate</text:span> multiple times. <text:s/>It will not restart the current Sequence. <text:s/>If you'd like to forcefully restart a sequence, use <text:span text:style-name="T1">ForceActivate</text:span>.</text:p>
      <text:p text:style-name="Standard"/>
      <text:p text:style-name="P4">IntroSeq.ForceActivate();</text:p>
      <text:p text:style-name="P5"/>
      <text:p text:style-name="Standard">If you'd like to prematurely end a sequence, call <text:span text:style-name="T1">Reset</text:span>.</text:p>
      <text:p text:style-name="Standard"/>
      <text:p text:style-name="P4">IntroSeq.Reset();</text:p>
      <text:p text:style-name="P5"/>
      <text:p text:style-name="Standard"/>
      <text:p text:style-name="Standard">A <text:span text:style-name="T3">Sequence Body</text:span> is an <text:span text:style-name="T1">If/Else If</text:span> block of code. <text:s/>The following is an example of a basic <text:span text:style-name="T2">Sequence Body</text:span>.</text:p>
      <text:p text:style-name="Standard"/>
      <text:p text:style-name="P4">if ( IntroSeq.Begin(<text:span text:style-name="T17">10</text:span>) ) {</text:p>
      <text:p text:style-name="P4"><text:tab/><text:span text:style-name="T16">// This is done 10 times, once per frame //</text:span></text:p>
      <text:p text:style-name="P4">}</text:p>
      <text:p text:style-name="P4">else if ( IntroSeq.End() ) {</text:p>
      <text:p text:style-name="P4"><text:tab/><text:span text:style-name="T16">// Then this is done once as a shut down //</text:span></text:p>
      <text:p text:style-name="P4">}</text:p>
      <text:p text:style-name="Standard"/>
      <text:p text:style-name="Standard">A <text:span text:style-name="T2">Sequence Body</text:span> should be called <text:span text:style-name="T5">only once</text:span> per frame. <text:s/>There should <text:span text:style-name="T15">be </text:span><text:span text:style-name="T5">only one</text:span> <text:span text:style-name="T2">Sequence Body</text:span> per <text:span text:style-name="T2">Sequence</text:span>. <text:s/>If a Sequence isn't Activated, the above code can still be safely called (doing nothing).</text:p>
      <text:p text:style-name="Standard"/>
      <text:p text:style-name="Standard">The above code should be pretty straight forward. <text:s/>The <text:span text:style-name="T1">Begin</text:span> block will be called 10 times over 10 frames (once per frame), and the <text:span text:style-name="T1">End</text:span> block will be called once on the frame following (frame 11) to give you a chance to shut down the sequence.</text:p>
      <text:p text:style-name="Standard"><text:soft-page-break/></text:p>
      <text:p text:style-name="Standard">Next, a more sophisticated example.</text:p>
      <text:p text:style-name="Standard"/>
      <text:p text:style-name="P4">if ( IntroSeq.Begin(<text:span text:style-name="T17">4</text:span>) ) {</text:p>
      <text:p text:style-name="P4"><text:tab/><text:span text:style-name="T16">// This is done 4 times //</text:span></text:p>
      <text:p text:style-name="P4">}</text:p>
      <text:p text:style-name="P4">else if ( IntroSeq.Next(<text:span text:style-name="T17">6</text:span>) ) {</text:p>
      <text:p text:style-name="P4"><text:tab/><text:span text:style-name="T16">// Then this is done 6 times //</text:span></text:p>
      <text:p text:style-name="P4">}</text:p>
      <text:p text:style-name="P4">else if ( IntroSeq.Next(<text:span text:style-name="T17">4</text:span>) ) {</text:p>
      <text:p text:style-name="P4"><text:tab/>if ( IntroSeq.Get() == <text:span text:style-name="T17">0</text:span> ) {</text:p>
      <text:p text:style-name="P4"><text:tab/><text:tab/><text:span text:style-name="T16">// This is done once the first time (0) //</text:span></text:p>
      <text:p text:style-name="P4"><text:tab/>}</text:p>
      <text:p text:style-name="P4"/>
      <text:p text:style-name="P4"><text:tab/><text:span text:style-name="T16">// Then this is done 4 times //</text:span></text:p>
      <text:p text:style-name="P4">}</text:p>
      <text:p text:style-name="P4">else if ( IntroSeq.End() ) {</text:p>
      <text:p text:style-name="P4"><text:tab/><text:span text:style-name="T16">// Then this is done once as a shut down //</text:span></text:p>
      <text:p text:style-name="P4">}</text:p>
      <text:p text:style-name="P4">else {</text:p>
      <text:p text:style-name="P4"><text:tab/><text:span text:style-name="T16">// This is done if the Sequence is inactive //</text:span></text:p>
      <text:p text:style-name="P4">}</text:p>
      <text:p text:style-name="Standard"/>
      <text:p text:style-name="Standard">The above <text:span text:style-name="T2">Sequence</text:span> runs for 14 frames total in <text:span text:style-name="T1">Begin</text:span> and <text:span text:style-name="T1">Next</text:span> blocks, then once more in the <text:span text:style-name="T1">End</text:span> block. <text:s/>While the <text:span text:style-name="T2">Sequence</text:span> is not active, the code in the <text:span text:style-name="T1">else</text:span> is called.</text:p>
      <text:p text:style-name="Standard"/>
      <text:p text:style-name="Standard"><text:span text:style-name="T1">Next</text:span>'s usage should be straight forward. <text:s/><text:span text:style-name="T1">Next</text:span> continues a sequence, and it's code will be called in the subsequent frames after a <text:span text:style-name="T1">Begin</text:span> or a prior <text:span text:style-name="T1">Next</text:span>.</text:p>
      <text:p text:style-name="Standard"/>
      <text:p text:style-name="Standard"><text:span text:style-name="T1">Get</text:span> returns the current iteration of the block. <text:s/>The first iteration is <text:span text:style-name="T4">always</text:span> <text:span text:style-name="T1">0</text:span>, followed by <text:span text:style-name="T1">1</text:span>, <text:span text:style-name="T1">2</text:span>, etc... up to the value <text:span text:style-name="T1">one less</text:span> than the value passed to <text:span text:style-name="T1">Begin</text:span> or <text:span text:style-name="T1">Next</text:span>. <text:s/><text:span text:style-name="T1">Get</text:span> should be used inside a <text:span text:style-name="T1">Begin</text:span> or <text:span text:style-name="T1">Next</text:span> block <text:span text:style-name="T4">only</text:span>. <text:s/>If called elsewhere, it's value is undefined.</text:p>
      <text:p text:style-name="Standard"/>
      <text:p text:style-name="Standard">You're free to use the value of <text:span text:style-name="T1">Get</text:span> inside a block to test a range, but consider using one or more additional <text:span text:style-name="T1">Next</text:span> blocks to achieve the same thing.</text:p>
      <text:p text:style-name="Standard"/>
      <text:p text:style-name="Standard">Practically speaking, a common use for <text:span text:style-name="T1">Get</text:span> would be to test it against <text:span text:style-name="T1">0</text:span> inside <text:span text:style-name="T1">Begin</text:span>, to create a sort of setup or construction block. <text:s/>However, do consider using a “<text:span text:style-name="T2">run once</text:span><text:span text:style-name="T6">”</text:span> <text:span text:style-name="T1">Begin</text:span> to set things up and call step, or animating the sequence starting the next frame. <text:s/>For an example, see the next page.</text:p>
      <text:p text:style-name="Standard"/>
      <text:p text:style-name="Standard"/>
      <text:p text:style-name="Standard">Anywhere else in your code, to test if a <text:span text:style-name="T2">Sequence</text:span> is active, call <text:span text:style-name="T1">IsActive</text:span>.</text:p>
      <text:p text:style-name="Standard"/>
      <text:p text:style-name="P4">if ( IntroSeq.IsActive() ) {</text:p>
      <text:p text:style-name="P4"><text:tab/><text:span text:style-name="T16">// The Intro Sequence is Active //</text:span></text:p>
      <text:p text:style-name="P4">}</text:p>
      <text:p text:style-name="P1"/>
      <text:p text:style-name="Standard">If you have a large <text:span text:style-name="T2">Sequence Body</text:span>, you can use <text:span text:style-name="T1">IsActive</text:span> for an “early out” optimization as opposed to using <text:span text:style-name="T1">else</text:span>.</text:p>
      <text:p text:style-name="Standard"/>
      <text:p text:style-name="Standard"/>
      <text:p text:style-name="P6"/>
      <text:p text:style-name="P4">if ( IntroSeq.IsActive() ) {</text:p>
      <text:p text:style-name="P4"><text:tab/><text:span text:style-name="T16">// This is done if the sequence is inactive //</text:span></text:p>
      <text:p text:style-name="P4">}</text:p>
      <text:p text:style-name="P4">else if ( IntroSeq.Begin() ) {</text:p>
      <text:p text:style-name="P4"><text:tab/><text:span text:style-name="T16">// This is done once //</text:span></text:p>
      <text:p text:style-name="P4"><text:tab/>InitFunction();</text:p>
      <text:p text:style-name="P4"><text:tab/>Step();</text:p>
      <text:p text:style-name="P4">}</text:p>
      <text:p text:style-name="P4">else if ( IntroSeq.Next(<text:span text:style-name="T17">4</text:span>) ) {</text:p>
      <text:p text:style-name="P4"><text:tab/><text:span text:style-name="T16">// Then this is done 4 times //</text:span></text:p>
      <text:p text:style-name="P4"><text:tab/>Step();</text:p>
      <text:p text:style-name="P4">}</text:p>
      <text:p text:style-name="P4">else if ( IntroSeq.Next() ) {</text:p>
      <text:p text:style-name="P4"><text:tab/><text:span text:style-name="T16">// Then this is done once //</text:span></text:p>
      <text:p text:style-name="P4"><text:tab/>Step();</text:p>
      <text:p text:style-name="P4"><text:tab/>PlaySound( SND_SONICBOOM );</text:p>
      <text:p text:style-name="P4">}</text:p>
      <text:p text:style-name="P4">else if ( IntroSeq.Next(<text:span text:style-name="T17">4</text:span>) ) {</text:p>
      <text:p text:style-name="P4"><text:tab/><text:span text:style-name="T16">// Then this is done 4 times //</text:span></text:p>
      <text:p text:style-name="P4"><text:tab/>Step();</text:p>
      <text:p text:style-name="P4">}</text:p>
      <text:p text:style-name="P4">else if ( IntroSeq.End() ) {</text:p>
      <text:p text:style-name="P4"><text:tab/><text:span text:style-name="T16">// Then this is done once as a shut down //</text:span></text:p>
      <text:p text:style-name="P4"><text:tab/>ExitFunction();</text:p>
      <text:p text:style-name="P4">}</text:p>
      <text:p text:style-name="P3"/>
      <text:p text:style-name="P3">This <text:span text:style-name="T2">Sequence</text:span> runs for 10 frames total (1 + 4 + 1 + 4), then shuts down.</text:p>
      <text:p text:style-name="P3"/>
      <text:p text:style-name="P3">The above also shows that <text:span text:style-name="T1">Begin</text:span> and <text:span text:style-name="T1">Next</text:span> can be called <text:span text:style-name="T4">without</text:span> an argument. <text:s/>This runs their blocks only once.</text:p>
      <text:p text:style-name="P3"/>
      <text:p text:style-name="P3">The above is an example of a “<text:span text:style-name="T2">run once</text:span>” <text:span text:style-name="T1">Begin</text:span> <text:span text:style-name="T2">Sequence</text:span>. <text:s/>The above could have alternatively been written with tests if <text:span text:style-name="T1">Get</text:span> returned <text:span text:style-name="T1">0</text:span> and <text:span text:style-name="T1">5</text:span> respectfully, but the point of <text:span text:style-name="T2">Sequence</text:span> is to simplify code sequence writing.</text:p>
      <text:p text:style-name="P3"/>
      <text:p text:style-name="P3">However, <text:span text:style-name="T2">Sequence</text:span> was designed to make <text:span text:style-name="T1">hack</text:span> writing easier, which is why <text:span text:style-name="T1">Get</text:span> is included.</text:p>
      <text:p text:style-name="P3"/>
      <text:p text:style-name="P3">To further assist in making <text:span text:style-name="T2">Sequence</text:span> a <text:span text:style-name="T1">hack</text:span> friendly tool, you can find out the <text:span text:style-name="T4">next</text:span> frame to be executed by calling <text:span text:style-name="T1">GetFrame</text:span>.</text:p>
      <text:p text:style-name="P3"/>
      <text:p text:style-name="P4">printf( <text:span text:style-name="T18">“Current Frame = %i\n”</text:span>, IntroSeq.GetFrame() );</text:p>
      <text:p text:style-name="P3"/>
      <text:p text:style-name="P3">If a sequence is inactive, <text:span text:style-name="T1">GetFrame</text:span> will return a <text:span text:style-name="T4">negative</text:span> value. <text:s/>If called after calling <text:span text:style-name="T1">Activate</text:span>, or before a <text:span text:style-name="T2">Sequence Body</text:span>, this will be <text:span text:style-name="T5">0</text:span> or more. <text:s/>If called inside or after a <text:span text:style-name="T2">Sequence Body</text:span> (i.e. <text:span text:style-name="T4">After</text:span> the call to <text:span text:style-name="T1">Begin</text:span>), this will <text:span text:style-name="T5">1</text:span> or more.</text:p>
      <text:p text:style-name="P3"/>
      <text:p text:style-name="P3">It should be noted that if you're using the <text:span text:style-name="T1">IsActive</text:span> early out optimization above, it <text:span text:style-name="T4">has not</text:span> counted yet, so it will be <text:span text:style-name="T5">0</text:span> or more.</text:p>
      <text:p text:style-name="P3"/>
      <text:p text:style-name="P3">Frames are counted <text:span text:style-name="T4">only</text:span> after the call to <text:span text:style-name="T1">Begin</text:span>.</text:p>
      <text:p text:style-name="P3"><text:soft-page-break/></text:p>
      <text:p text:style-name="P3">Another <text:span text:style-name="T1">hack</text:span> at your disposal is <text:span text:style-name="T1">SetFrame</text:span>. <text:s/>This allows you to explicitly set the next frame that will be run.</text:p>
      <text:p text:style-name="P3"/>
      <text:p text:style-name="P4">// Set the start frame //</text:p>
      <text:p text:style-name="P4">IntroSeq.SetFrame(<text:span text:style-name="T17">0</text:span>);</text:p>
      <text:p text:style-name="P3"/>
      <text:p text:style-name="P3">Also, inside <text:span text:style-name="T1">Begin</text:span> and <text:span text:style-name="T1">Next</text:span> blocks <text:span text:style-name="T4">only</text:span>, you can achieve similar local behavior with <text:span text:style-name="T1">Set</text:span>.</text:p>
      <text:p text:style-name="P3"/>
      <text:p text:style-name="P4">...</text:p>
      <text:p text:style-name="P4">else if ( IntroSeq.Next(<text:span text:style-name="T17">10</text:span>) ) {</text:p>
      <text:p text:style-name="P4"><text:tab/><text:span text:style-name="T16">// On the last frame, loop back to frame 0 of this block //</text:span></text:p>
      <text:p text:style-name="P4"><text:tab/>if ( IntroSeq.Get() == <text:span text:style-name="T17">9</text:span> )</text:p>
      <text:p text:style-name="P4"><text:tab/><text:tab/>IntroSeq.Set(<text:span text:style-name="T17">0</text:span>);</text:p>
      <text:p text:style-name="P4">}</text:p>
      <text:p text:style-name="P4">...</text:p>
      <text:p text:style-name="P3"/>
      <text:p text:style-name="P3">These can be used to create a looping behavior, but it's suggested you use the <text:span text:style-name="T2">Looping</text:span> features to achieve this.</text:p>
      <text:p text:style-name="P3"/>
      <text:p text:style-name="P3"/>
      <text:p text:style-name="P3">On that note, <text:span text:style-name="T2">Sequences</text:span> can <text:span text:style-name="T7">Loop</text:span>.</text:p>
      <text:p text:style-name="P3"/>
      <text:p text:style-name="P3">Before we get to <text:span text:style-name="T2">looping</text:span>, it should be noted that playing a complete <text:span text:style-name="T2">Sequence</text:span> counts as <text:span text:style-name="T4">a single</text:span> <text:span text:style-name="T7">Loop</text:span>. <text:s/>You can use <text:span text:style-name="T1">GetLoopCount</text:span> to find out if a sequence has finished playing, or find out how many times it's played.</text:p>
      <text:p text:style-name="P3"/>
      <text:p text:style-name="P4">if ( IntroSeq.GetLoopCount() ) {</text:p>
      <text:p text:style-name="P4"><text:tab/><text:span text:style-name="T16">// My sequence above has played through (at least once) //</text:span></text:p>
      <text:p text:style-name="P4"><text:tab/>printf( <text:span text:style-name="T18">“Times looped = %i\n”</text:span>, IntroSeq.GetLoopCount() );</text:p>
      <text:p text:style-name="P4">}</text:p>
      <text:p text:style-name="P3"/>
      <text:p text:style-name="P3">You can use <text:span text:style-name="T1">Reset</text:span> to clear the <text:span text:style-name="T1">LoopCount</text:span>.</text:p>
      <text:p text:style-name="P3"/>
      <text:p text:style-name="P3"/>
      <text:p text:style-name="P3">A simple looping example.</text:p>
      <text:p text:style-name="P3"/>
      <text:p text:style-name="P4">if ( IntroSeq.Begin() ) {</text:p>
      <text:p text:style-name="P4"><text:tab/>InitAnimation();</text:p>
      <text:p text:style-name="P4"><text:tab/>Step();</text:p>
      <text:p text:style-name="P4">}</text:p>
      <text:p text:style-name="P4">else if ( IntroSeq.Next(<text:span text:style-name="T17">8</text:span>) ) {</text:p>
      <text:p text:style-name="P4"><text:tab/>Step();</text:p>
      <text:p text:style-name="P4">}</text:p>
      <text:p text:style-name="P4">else if ( IntroSeq.Loop() ) {</text:p>
      <text:p text:style-name="P4"><text:tab/><text:span text:style-name="T16">// This is done once, and we return to the top //</text:span></text:p>
      <text:p text:style-name="P4"><text:tab/>Step();</text:p>
      <text:p text:style-name="P4">}</text:p>
      <text:p text:style-name="P3"/>
      <text:p text:style-name="P2"><text:span text:style-name="T8">Loop</text:span><text:span text:style-name="T9"> takes the place of </text:span><text:span text:style-name="T8">End</text:span><text:span text:style-name="T9">. <text:s/>Step is called 10 times for the above </text:span><text:span text:style-name="T10">Sequence</text:span><text:span text:style-name="T9">, with InitAnimation being called at the start of every </text:span><text:span text:style-name="T10">Sequence</text:span><text:span text:style-name="T9">.</text:span></text:p>
      <text:p text:style-name="P7"/>
      <text:p text:style-name="P3">A <text:span text:style-name="T2">Sequence</text:span> can alternatively be run a specific number of times.</text:p>
      <text:p text:style-name="P3"/>
      <text:p text:style-name="P4">if ( IntroSeq.Begin() ) {</text:p>
      <text:p text:style-name="P4"><text:tab/>InitAnimation();</text:p>
      <text:p text:style-name="P4"><text:tab/>Step();</text:p>
      <text:p text:style-name="P4">}</text:p>
      <text:p text:style-name="P4">else if ( IntroSeq.Next(<text:span text:style-name="T17">8</text:span>) ) {</text:p>
      <text:p text:style-name="P4"><text:tab/>Step();</text:p>
      <text:p text:style-name="P4">}</text:p>
      <text:p text:style-name="P4">else if ( IntroSeq.Loop(<text:span text:style-name="T17">2</text:span>) ) {</text:p>
      <text:p text:style-name="P4"><text:tab/><text:span text:style-name="T16">// This is done once (twice total) //</text:span></text:p>
      <text:p text:style-name="P4"><text:tab/>Step();</text:p>
      <text:p text:style-name="P4">}</text:p>
      <text:p text:style-name="P4">else if ( IntroSeq.End() ) {</text:p>
      <text:p text:style-name="P4"><text:tab/><text:span text:style-name="T16">// After 2 loops, the animation ends //</text:span></text:p>
      <text:p text:style-name="P4">}</text:p>
      <text:p text:style-name="P3"/>
      <text:p text:style-name="P2"><text:span text:style-name="T8">End</text:span><text:span text:style-name="T9"> returns in this example to clean up. <text:s/>The first argument to </text:span><text:span text:style-name="T8">Loop</text:span><text:span text:style-name="T9"> is the number of times to </text:span><text:span text:style-name="T10">loop</text:span><text:span text:style-name="T9">.</text:span></text:p>
      <text:p text:style-name="P3"/>
      <text:p text:style-name="P2"><text:span text:style-name="T9">In this </text:span><text:span text:style-name="T10">Sequence</text:span><text:span text:style-name="T9">, InitAnimation will be called once per loop, Step will be called 10 times total per loop, followed by the body of code in </text:span><text:span text:style-name="T8">End</text:span><text:span text:style-name="T9">.</text:span></text:p>
      <text:p text:style-name="P3"/>
      <text:p text:style-name="P3"/>
      <text:p text:style-name="P2"><text:span text:style-name="T9">Now, lets say we want to </text:span><text:span text:style-name="T10">loop</text:span><text:span text:style-name="T9">, but we don't want to </text:span><text:span text:style-name="T10">loop</text:span><text:span text:style-name="T9"> back to the beginning. <text:s/>We can do this by passing an explicit </text:span><text:span text:style-name="T10">loop point</text:span><text:span text:style-name="T9"> to </text:span><text:span text:style-name="T8">Loop</text:span><text:span text:style-name="T9">.</text:span></text:p>
      <text:p text:style-name="P3"/>
      <text:p text:style-name="P4">if ( IntroSeq.Begin() ) {</text:p>
      <text:p text:style-name="P4"><text:tab/>InitAnimation();</text:p>
      <text:p text:style-name="P4">}</text:p>
      <text:p text:style-name="P4">else if ( IntroSeq.Next(<text:span text:style-name="T17">7</text:span>) ) {</text:p>
      <text:p text:style-name="P4"><text:tab/>Step();</text:p>
      <text:p text:style-name="P4">}</text:p>
      <text:p text:style-name="P4">else if ( IntroSeq.Loop(<text:span text:style-name="T17">-1</text:span>, <text:span text:style-name="T17">1</text:span>) ) {</text:p>
      <text:p text:style-name="P4"><text:tab/><text:span text:style-name="T16">// Loops forever back to frame 1 (as opposed to 0) //</text:span></text:p>
      <text:p text:style-name="P4"><text:tab/>Step();</text:p>
      <text:p text:style-name="P4">}</text:p>
      <text:p text:style-name="P3"/>
      <text:p text:style-name="P3">The first value passed to <text:span text:style-name="T1">Loop</text:span> is the number of times to loop. <text:s/><text:span text:style-name="T1">-1</text:span> is a special code used to say “<text:span text:style-name="T2">loop forever</text:span>”.</text:p>
      <text:p text:style-name="P3"/>
      <text:p text:style-name="P2"><text:span text:style-name="T9">The 2</text:span><text:span text:style-name="T13">nd</text:span><text:span text:style-name="T9"> value passed to Loop is </text:span><text:span text:style-name="T11">1,</text:span><text:span text:style-name="T9"> the </text:span><text:span text:style-name="T10">loop point</text:span><text:span text:style-name="T9">. <text:s/>This number is </text:span><text:span text:style-name="T12">in frames</text:span><text:span text:style-name="T9"> for the total </text:span><text:span text:style-name="T10">Sequence</text:span><text:span text:style-name="T9">. <text:s/>The first frame of </text:span><text:span text:style-name="T8">Begin</text:span><text:span text:style-name="T9"> is </text:span><text:span text:style-name="T10">loop point</text:span><text:span text:style-name="T9"> </text:span><text:span text:style-name="T11">0</text:span><text:span text:style-name="T9">. <text:s/>The 2</text:span><text:span text:style-name="T13">nd</text:span><text:span text:style-name="T9"> frame will depend on the structure of your </text:span><text:span text:style-name="T10">Sequence Body</text:span><text:span text:style-name="T9">, but the 2</text:span><text:span text:style-name="T13">nd</text:span><text:span text:style-name="T9"> frame will be </text:span><text:span text:style-name="T11">1</text:span><text:span text:style-name="T9">, and so on. <text:s/>If you have 100 total frames, the last frame will be 99.</text:span></text:p>
      <text:p text:style-name="P3"/>
      <text:p text:style-name="P2"><text:span text:style-name="T9">The above runs Step </text:span><text:span text:style-name="T12">8</text:span><text:span text:style-name="T9"> times per </text:span><text:span text:style-name="T10">loop</text:span><text:span text:style-name="T9">, and never runs InitAnimation again after the first time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Mike Kasprzak</dc:creator>
    <dc:date>2008-08-26T02:13:34</dc:date>
    <meta:printed-by>Mike Kasprzak</meta:printed-by>
    <meta:print-date>2008-08-25T16:49:16</meta:print-date>
    <meta:editing-cycles>72</meta:editing-cycles>
    <meta:editing-duration>PT6H57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47" meta:word-count="1315" meta:character-count="7759"/>
  </office:meta>
</office:document-meta>
</file>